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ff0000"/>
    </style:style>
    <style:style style:name="P2" style:family="paragraph" style:parent-style-name="Standard">
      <style:text-properties fo:color="#ff0000" style:text-underline-style="none"/>
    </style:style>
    <style:style style:name="P3" style:family="paragraph" style:parent-style-name="Standard">
      <style:text-properties fo:color="#ff420e"/>
    </style:style>
    <style:style style:name="P4" style:family="paragraph" style:parent-style-name="Standard">
      <style:text-properties fo:color="#ff6633"/>
    </style:style>
    <style:style style:name="P5" style:family="paragraph" style:parent-style-name="Standard">
      <style:text-properties fo:color="#b3b300"/>
    </style:style>
    <style:style style:name="P6" style:family="paragraph" style:parent-style-name="Standard">
      <style:text-properties fo:color="#ffd320"/>
    </style:style>
    <style:style style:name="P7" style:family="paragraph" style:parent-style-name="Standard">
      <style:paragraph-properties fo:background-color="transparent">
        <style:background-image/>
      </style:paragraph-properties>
      <style:text-properties fo:color="#ff0000" style:text-underline-style="none"/>
    </style:style>
    <style:style style:name="P8" style:family="paragraph" style:parent-style-name="Standard">
      <style:paragraph-properties fo:background-color="transparent">
        <style:background-image/>
      </style:paragraph-properties>
      <style:text-properties fo:color="#ffd320" style:text-underline-style="none"/>
    </style:style>
    <style:style style:name="P9" style:family="paragraph" style:parent-style-name="Standard">
      <style:text-properties fo:color="#ff0000"/>
    </style:style>
    <style:style style:name="T1" style:family="text">
      <style:text-properties fo:color="#ffd320"/>
    </style:style>
    <style:style style:name="T2" style:family="text">
      <style:text-properties style:text-underline-style="none"/>
    </style:style>
    <style:style style:name="T3" style:family="text">
      <style:text-properties fo:color="#ff950e"/>
    </style:style>
    <style:style style:name="T4" style:family="text">
      <style:text-properties fo:color="#aecf00"/>
    </style:style>
    <style:style style:name="T5" style:family="text">
      <style:text-properties fo:color="#aecf00" fo:background-color="transparent"/>
    </style:style>
    <style:style style:name="T6" style:family="text">
      <style:text-properties fo:color="#dc2300"/>
    </style:style>
    <style:style style:name="T7" style:family="text">
      <style:text-properties fo:color="#ff420e"/>
    </style:style>
    <style:style style:name="T8" style:family="text">
      <style:text-properties fo:color="#ff420e" fo:background-color="transparent"/>
    </style:style>
    <style:style style:name="T9" style:family="text">
      <style:text-properties fo:color="#ff6633"/>
    </style:style>
    <style:style style:name="T10" style:family="text">
      <style:text-properties fo:color="#b3b300"/>
    </style:style>
    <style:style style:name="T11" style:family="text">
      <style:text-properties fo:color="#cccc00"/>
    </style:style>
    <style:style style:name="T12" style:family="text">
      <style:text-properties fo:color="#ff9966"/>
    </style:style>
    <style:style style:name="T13" style:family="text">
      <style:text-properties fo:color="#23ff23"/>
    </style:style>
    <style:style style:name="T14" style:family="text">
      <style:text-properties fo:color="#e6e64c"/>
    </style:style>
    <style:style style:name="T15" style:family="text">
      <style:text-properties fo:color="#94bd5e"/>
    </style:style>
    <style:style style:name="T16" style:family="text">
      <style:text-properties fo:color="#c5000b"/>
    </style:style>
    <style:style style:name="T17" style:family="text">
      <style:text-properties fo:color="#ff33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y game!</text:p>
      <text:p text:style-name="Standard"/>
      <text:p text:style-name="P5">tidy up initalisation loading code, put lots of it into constructors</text:p>
      <text:p text:style-name="P1"/>
      <text:p text:style-name="P1">Update the UI class for:</text:p>
      <text:p text:style-name="P6"><text:tab/>giving each major class a message list, which is collected by the UI class, and added to <text:tab/>messages, which is displayed (for debugging)</text:p>
      <text:p text:style-name="P1"><text:tab/><text:span text:style-name="T1">drawing itself</text:span></text:p>
      <text:p text:style-name="P1"><text:tab/><text:span text:style-name="T10">floating text </text:span></text:p>
      <text:p text:style-name="P1"><text:tab/><text:span text:style-name="T11">allowing text input</text:span></text:p>
      <text:p text:style-name="P2"><text:tab/><text:span text:style-name="T4">parsing strings inputted into several lines</text:span></text:p>
      <text:p text:style-name="P7"><text:span text:style-name="T4"><text:tab/></text:span><text:span text:style-name="T1">tooltips:</text:span></text:p>
      <text:p text:style-name="P8"><text:tab/><text:tab/>graphics</text:p>
      <text:p text:style-name="P8"><text:tab/><text:tab/><text:span text:style-name="T4">base tooltip</text:span></text:p>
      <text:p text:style-name="P7"><text:span text:style-name="T1"><text:tab/><text:tab/></text:span><text:span text:style-name="T4">postitioning</text:span></text:p>
      <text:p text:style-name="P7"><text:span text:style-name="T1"><text:tab/><text:tab/></text:span><text:span text:style-name="T6">a</text:span><text:span text:style-name="T1">dvanced tooltips</text:span></text:p>
      <text:p text:style-name="P8"><text:tab/><text:tab/><text:span text:style-name="T10">colours</text:span></text:p>
      <text:p text:style-name="P1"><text:span text:style-name="T2"><text:tab/>g</text:span>rouping the parsed lines so that they flush together on message queue</text:p>
      <text:p text:style-name="P1"><text:tab/><text:span text:style-name="T11">state management</text:span></text:p>
      <text:p text:style-name="P1"><text:tab/><text:span text:style-name="T1">UI icons and placement</text:span></text:p>
      <text:p text:style-name="P1"><text:span text:style-name="T3"><text:tab/></text:span><text:span text:style-name="T4">targetting objects</text:span></text:p>
      <text:p text:style-name="P1"><text:tab/><text:span text:style-name="T1">inventory</text:span></text:p>
      <text:p text:style-name="P6"><text:tab/><text:tab/>Window design</text:p>
      <text:p text:style-name="P1"><text:span text:style-name="T7"><text:tab/><text:tab/></text:span><text:span text:style-name="T1">ui graphics</text:span></text:p>
      <text:p text:style-name="P4">Items</text:p>
      <text:p text:style-name="P1"><text:tab/>crafting</text:p>
      <text:p text:style-name="P1"><text:tab/><text:span text:style-name="T1">template items</text:span></text:p>
      <text:p text:style-name="P1"><text:tab/><text:span text:style-name="T10">loading items</text:span></text:p>
      <text:p text:style-name="P1"><text:tab/><text:span text:style-name="T1">equipment</text:span></text:p>
      <text:p text:style-name="P1"><text:span text:style-name="T1"><text:tab/></text:span><text:span text:style-name="T7">consumable items</text:span></text:p>
      <text:p text:style-name="P1"><text:tab/>applying stats</text:p>
      <text:p text:style-name="P1"/>
      <text:p text:style-name="P4">console commands</text:p>
      <text:p text:style-name="P1"><text:tab/>setting stats, </text:p>
      <text:p text:style-name="P1"><text:tab/>creating entities</text:p>
      <text:p text:style-name="P1"><text:tab/><text:span text:style-name="T10">giving items</text:span></text:p>
      <text:p text:style-name="P1"><text:tab/>forcing variables</text:p>
      <text:p text:style-name="P3"><text:tab/></text:p>
      <text:p text:style-name="P1"><text:tab/></text:p>
      <text:p text:style-name="P1">Collision:</text:p>
      <text:p text:style-name="P1"><text:tab/>efficiency</text:p>
      <text:p text:style-name="P1"><text:tab/><text:span text:style-name="T1">finish quadtree</text:span></text:p>
      <text:p text:style-name="P1"><text:tab/><text:span text:style-name="T1">responding to collisions</text:span></text:p>
      <text:p text:style-name="P1"/>
      <text:p text:style-name="P1">NPCs:</text:p>
      <text:p text:style-name="P1"><text:tab/><text:span text:style-name="T12">make template units (i.e constant units to spawn from)</text:span></text:p>
      <text:p text:style-name="P1"><text:tab/>add some ai:</text:p>
      <text:p text:style-name="P1"><text:tab/><text:tab/>pathfinding</text:p>
      <text:p text:style-name="P1"><text:tab/><text:tab/>state managent</text:p>
      <text:p text:style-name="P1"><text:tab/><text:tab/>line of sight</text:p>
      <text:p text:style-name="P1">Data:</text:p>
      <text:p text:style-name="P1"><text:tab/>load maps</text:p>
      <text:p text:style-name="P1"><text:soft-page-break/><text:tab/>save/load npc positions</text:p>
      <text:p text:style-name="P1"><text:tab/>load text</text:p>
      <text:p text:style-name="P1"><text:tab/>save hero data</text:p>
      <text:p text:style-name="P1"><text:tab/>all items</text:p>
      <text:p text:style-name="P1"><text:tab/></text:p>
      <text:p text:style-name="P1">actual game design</text:p>
      <text:p text:style-name="P1"><text:tab/>story:</text:p>
      <text:p text:style-name="P1"><text:tab/><text:tab/>Locations</text:p>
      <text:p text:style-name="P1"><text:tab/><text:tab/>map</text:p>
      <text:p text:style-name="P1"><text:tab/>items:</text:p>
      <text:p text:style-name="P1"><text:tab/><text:tab/>Recipes</text:p>
      <text:p text:style-name="P1"><text:tab/>npcs:</text:p>
      <text:p text:style-name="P1"><text:tab/>quests:</text:p>
      <text:p text:style-name="P1"><text:tab/>skills:</text:p>
      <text:p text:style-name="P1"><text:tab/>art:</text:p>
      <text:p text:style-name="P1"><text:tab/><text:tab/>UI:</text:p>
      <text:p text:style-name="P1"><text:tab/><text:tab/><text:tab/><text:span text:style-name="T1">window designs</text:span></text:p>
      <text:p text:style-name="P1"><text:tab/><text:tab/><text:tab/><text:span text:style-name="T1">custom cursor</text:span></text:p>
      <text:p text:style-name="P1"><text:tab/><text:tab/><text:tab/><text:span text:style-name="T10">health bar</text:span></text:p>
      <text:p text:style-name="P1"><text:tab/><text:tab/><text:tab/><text:span text:style-name="T1">nameplates</text:span></text:p>
      <text:p text:style-name="P1"><text:tab/><text:tab/><text:tab/>target</text:p>
      <text:p text:style-name="P1"><text:tab/>Graphics:</text:p>
      <text:p text:style-name="P1"><text:tab/><text:tab/>sprites : maps for: line of sight</text:p>
      <text:p text:style-name="P1"><text:tab/><text:tab/><text:span text:style-name="T3">Shaders:</text:span></text:p>
      <text:p text:style-name="P1"><text:span text:style-name="T3"><text:tab/><text:tab/><text:tab/></text:span><text:span text:style-name="T17">Invisibility (blur on sprite)</text:span></text:p>
      <text:p text:style-name="P1"><text:tab/><text:tab/>Lighting:</text:p>
      <text:p text:style-name="P1"><text:tab/><text:tab/><text:tab/><text:span text:style-name="T14">Night / Day cycle</text:span></text:p>
      <text:p text:style-name="P1"><text:tab/><text:tab/><text:tab/>Ambient Lighting:</text:p>
      <text:p text:style-name="P1"><text:tab/><text:tab/><text:tab/>Spot Lighting:</text:p>
      <text:p text:style-name="P1"><text:tab/><text:tab/><text:tab/>Directional Lighting</text:p>
      <text:p text:style-name="P1"><text:tab/><text:tab/><text:span text:style-name="T15">Particle Effects:</text:span></text:p>
      <text:p text:style-name="P1"><text:tab/><text:tab/><text:tab/><text:span text:style-name="T4">Smoke / Fire ?</text:span></text:p>
      <text:p text:style-name="P1"><text:tab/><text:tab/><text:tab/><text:span text:style-name="T5">Rain</text:span></text:p>
      <text:p text:style-name="P1"><text:span text:style-name="T5"><text:tab/><text:tab/></text:span><text:span text:style-name="T8"><text:tab/>Particle effects over an area (instead of point)</text:span></text:p>
      <text:p text:style-name="P1"><text:tab/><text:tab/><text:tab/>General effects ie for weapon enchants</text:p>
      <text:p text:style-name="P1"><text:tab/><text:tab/><text:span text:style-name="T9">Weather</text:span></text:p>
      <text:p text:style-name="P1"><text:tab/><text:tab/><text:tab/><text:span text:style-name="T13">Fo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H35M37S</meta:editing-duration>
    <meta:editing-cycles>33</meta:editing-cycles>
    <meta:generator>OpenOffice.org/3.3$Win32 OpenOffice.org_project/330m20$Build-9567</meta:generator>
    <dc:date>2012-07-21T17:57:12.32</dc:date>
    <meta:document-statistic meta:table-count="0" meta:image-count="0" meta:object-count="0" meta:page-count="2" meta:paragraph-count="84" meta:word-count="215" meta:character-count="1480"/>
    <meta:user-defined meta:name="Info 1"/>
    <meta:user-defined meta:name="Info 2"/>
    <meta:user-defined meta:name="Info 3"/>
    <meta:user-defined meta:name="Info 4"/>
  </office:meta>
</office:document-meta>
</file>